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pt" fo:language="ru" fo:country="RU" officeooo:rsid="0006e5e3" officeooo:paragraph-rsid="0006e5e3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fo:font-size="9pt" fo:language="ru" fo:country="RU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9pt" fo:language="ru" fo:country="RU" style:font-size-asian="9pt" style:font-size-complex="9pt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627805" officeooo:paragraph-rsid="00a0b637" style:font-size-asian="9pt" style:font-size-complex="9pt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627805" officeooo:paragraph-rsid="00627805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fo:language="ru" fo:country="RU" officeooo:rsid="005fdc55" officeooo:paragraph-rsid="005fdc55" style:font-size-asian="9pt" style:font-size-complex="9pt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1in" style:auto-text-indent="false" style:page-number="auto" fo:background-color="transparent"/>
      <style:text-properties fo:font-size="9pt" fo:language="ru" fo:country="RU" officeooo:rsid="005fdc55" officeooo:paragraph-rsid="00f03e52" style:font-size-asian="9pt" style:font-size-complex="9pt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5fdc55" officeooo:paragraph-rsid="005fdc55" style:font-size-asian="9pt" style:font-size-complex="9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62bd48" officeooo:paragraph-rsid="0062bd48" style:font-size-asian="9pt" style:font-size-complex="9pt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4956a8" officeooo:paragraph-rsid="00c1a1cf" style:font-size-asian="9pt" style:font-size-complex="9pt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4956a8" officeooo:paragraph-rsid="00858af5" style:font-size-asian="9pt" style:font-size-complex="9pt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9109ab" officeooo:paragraph-rsid="00e752f8" style:font-size-asian="9pt" style:font-size-complex="9pt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1in" style:auto-text-indent="false" style:page-number="auto" fo:background-color="transparent"/>
      <style:text-properties fo:font-size="9pt" fo:language="ru" fo:country="RU" officeooo:rsid="00fa0077" officeooo:paragraph-rsid="00ffbb50" style:font-size-asian="9pt" style:font-size-complex="9pt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ca2a5d" officeooo:paragraph-rsid="00e752f8" style:font-size-asian="9pt" style:font-size-complex="9pt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a38c99" officeooo:paragraph-rsid="00cf15bf" style:font-size-asian="9pt" style:font-size-complex="9pt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1in" style:auto-text-indent="false" style:page-number="auto" fo:background-color="transparent"/>
      <style:text-properties fo:font-size="9pt" fo:language="ru" fo:country="RU" officeooo:rsid="00d398cf" officeooo:paragraph-rsid="00d398cf" style:font-size-asian="9pt" style:font-size-complex="9pt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dbc89d" officeooo:paragraph-rsid="00dbc89d" style:font-size-asian="9pt" style:font-size-complex="9pt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b83349" officeooo:paragraph-rsid="00d7b8e8" style:font-size-asian="9pt" style:font-size-complex="9pt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e01fc9" officeooo:paragraph-rsid="00e1c67f" style:font-size-asian="9pt" style:font-size-complex="9pt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b7ae93" officeooo:paragraph-rsid="010bfb17" style:font-size-asian="9pt" style:font-size-complex="9pt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b7ae93" officeooo:paragraph-rsid="010bfb17" style:font-size-asian="9pt" style:font-size-complex="9pt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b7ae93" officeooo:paragraph-rsid="00d7b8e8" style:font-size-asian="9pt" style:font-size-complex="9pt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b7ae93" officeooo:paragraph-rsid="00d7b8e8" style:font-size-asian="9pt" style:font-size-complex="9pt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10d7ac7" officeooo:paragraph-rsid="010d7ac7" style:font-size-asian="9pt" style:font-size-complex="9pt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a59d34" officeooo:paragraph-rsid="00e945b5" style:font-size-asian="9pt" style:font-size-complex="9pt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1in" style:auto-text-indent="false" style:page-number="auto" fo:background-color="transparent"/>
      <style:text-properties fo:font-size="9pt" fo:language="ru" fo:country="RU" officeooo:rsid="00a5b6e6" officeooo:paragraph-rsid="00e945b5" style:font-size-asian="9pt" style:font-size-complex="9pt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a5b6e6" officeooo:paragraph-rsid="00e945b5" style:font-size-asian="9pt" style:font-size-complex="9pt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a85d32" officeooo:paragraph-rsid="00e945b5" style:font-size-asian="9pt" style:font-size-complex="9pt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be1412" officeooo:paragraph-rsid="00e945b5" style:font-size-asian="9pt" style:font-size-complex="9pt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be1412" officeooo:paragraph-rsid="00e945b5" style:font-size-asian="9pt" style:font-size-complex="9pt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9pt" fo:language="ru" fo:country="RU" officeooo:rsid="00406adb" officeooo:paragraph-rsid="00e945b5" style:font-size-asian="9pt" style:font-size-complex="9pt"/>
    </style:style>
    <style:style style:name="T1" style:family="text">
      <style:text-properties officeooo:rsid="004b0479"/>
    </style:style>
    <style:style style:name="T2" style:family="text">
      <style:text-properties officeooo:rsid="004b1686"/>
    </style:style>
    <style:style style:name="T3" style:family="text">
      <style:text-properties officeooo:rsid="004c3411"/>
    </style:style>
    <style:style style:name="T4" style:family="text">
      <style:text-properties officeooo:rsid="004d4afe"/>
    </style:style>
    <style:style style:name="T5" style:family="text">
      <style:text-properties officeooo:rsid="004f8223"/>
    </style:style>
    <style:style style:name="T6" style:family="text">
      <style:text-properties officeooo:rsid="0050d00c"/>
    </style:style>
    <style:style style:name="T7" style:family="text">
      <style:text-properties officeooo:rsid="00525f81"/>
    </style:style>
    <style:style style:name="T8" style:family="text">
      <style:text-properties officeooo:rsid="00564638"/>
    </style:style>
    <style:style style:name="T9" style:family="text">
      <style:text-properties officeooo:rsid="005bf71a"/>
    </style:style>
    <style:style style:name="T10" style:family="text">
      <style:text-properties officeooo:rsid="005cea82"/>
    </style:style>
    <style:style style:name="T11" style:family="text">
      <style:text-properties officeooo:rsid="005d8cb0"/>
    </style:style>
    <style:style style:name="T12" style:family="text">
      <style:text-properties officeooo:rsid="005dd7e8"/>
    </style:style>
    <style:style style:name="T13" style:family="text">
      <style:text-properties officeooo:rsid="005f0a38"/>
    </style:style>
    <style:style style:name="T14" style:family="text">
      <style:text-properties officeooo:rsid="0060f377"/>
    </style:style>
    <style:style style:name="T15" style:family="text">
      <style:text-properties officeooo:rsid="00627805"/>
    </style:style>
    <style:style style:name="T16" style:family="text">
      <style:text-properties officeooo:rsid="0062f2e3"/>
    </style:style>
    <style:style style:name="T17" style:family="text">
      <style:text-properties officeooo:rsid="00637406"/>
    </style:style>
    <style:style style:name="T18" style:family="text">
      <style:text-properties officeooo:rsid="008225a7"/>
    </style:style>
    <style:style style:name="T19" style:family="text">
      <style:text-properties officeooo:rsid="0084d3d4"/>
    </style:style>
    <style:style style:name="T20" style:family="text">
      <style:text-properties officeooo:rsid="00858af5"/>
    </style:style>
    <style:style style:name="T21" style:family="text">
      <style:text-properties officeooo:rsid="00875f2a"/>
    </style:style>
    <style:style style:name="T22" style:family="text">
      <style:text-properties officeooo:rsid="00887f17"/>
    </style:style>
    <style:style style:name="T23" style:family="text">
      <style:text-properties officeooo:rsid="0089a24a"/>
    </style:style>
    <style:style style:name="T24" style:family="text">
      <style:text-properties officeooo:rsid="008a9fea"/>
    </style:style>
    <style:style style:name="T25" style:family="text">
      <style:text-properties officeooo:rsid="008fd763"/>
    </style:style>
    <style:style style:name="T26" style:family="text">
      <style:text-properties officeooo:rsid="0090948d"/>
    </style:style>
    <style:style style:name="T27" style:family="text">
      <style:text-properties officeooo:rsid="0092c6bd"/>
    </style:style>
    <style:style style:name="T28" style:family="text">
      <style:text-properties officeooo:rsid="0096cf33"/>
    </style:style>
    <style:style style:name="T29" style:family="text">
      <style:text-properties officeooo:rsid="0097307e"/>
    </style:style>
    <style:style style:name="T30" style:family="text">
      <style:text-properties officeooo:rsid="009840d8"/>
    </style:style>
    <style:style style:name="T31" style:family="text">
      <style:text-properties officeooo:rsid="009ab423"/>
    </style:style>
    <style:style style:name="T32" style:family="text">
      <style:text-properties officeooo:rsid="009afd14"/>
    </style:style>
    <style:style style:name="T33" style:family="text">
      <style:text-properties officeooo:rsid="009cf121"/>
    </style:style>
    <style:style style:name="T34" style:family="text">
      <style:text-properties officeooo:rsid="00a0b637"/>
    </style:style>
    <style:style style:name="T35" style:family="text">
      <style:text-properties officeooo:rsid="00a65207"/>
    </style:style>
    <style:style style:name="T36" style:family="text">
      <style:text-properties officeooo:rsid="00a93368"/>
    </style:style>
    <style:style style:name="T37" style:family="text">
      <style:text-properties officeooo:rsid="00ad34b6"/>
    </style:style>
    <style:style style:name="T38" style:family="text">
      <style:text-properties officeooo:rsid="00af01f6"/>
    </style:style>
    <style:style style:name="T39" style:family="text">
      <style:text-properties officeooo:rsid="00b0241a"/>
    </style:style>
    <style:style style:name="T40" style:family="text">
      <style:text-properties officeooo:rsid="00b151b5"/>
    </style:style>
    <style:style style:name="T41" style:family="text">
      <style:text-properties officeooo:rsid="00b25562"/>
    </style:style>
    <style:style style:name="T42" style:family="text">
      <style:text-properties officeooo:rsid="00b3e98d"/>
    </style:style>
    <style:style style:name="T43" style:family="text">
      <style:text-properties officeooo:rsid="00b4eb7f"/>
    </style:style>
    <style:style style:name="T44" style:family="text">
      <style:text-properties officeooo:rsid="00b9265c"/>
    </style:style>
    <style:style style:name="T45" style:family="text">
      <style:text-properties officeooo:rsid="00ba9cc1"/>
    </style:style>
    <style:style style:name="T46" style:family="text">
      <style:text-properties officeooo:rsid="005fdc55"/>
    </style:style>
    <style:style style:name="T47" style:family="text">
      <style:text-properties officeooo:rsid="00c1a1cf"/>
    </style:style>
    <style:style style:name="T48" style:family="text">
      <style:text-properties officeooo:rsid="00c4eb55"/>
    </style:style>
    <style:style style:name="T49" style:family="text">
      <style:text-properties officeooo:rsid="00ce26f9"/>
    </style:style>
    <style:style style:name="T50" style:family="text">
      <style:text-properties officeooo:rsid="00ce5731"/>
    </style:style>
    <style:style style:name="T51" style:family="text">
      <style:text-properties officeooo:rsid="00cf15bf"/>
    </style:style>
    <style:style style:name="T52" style:family="text">
      <style:text-properties officeooo:rsid="00d5794e"/>
    </style:style>
    <style:style style:name="T53" style:family="text">
      <style:text-properties officeooo:rsid="00d6474b"/>
    </style:style>
    <style:style style:name="T54" style:family="text">
      <style:text-properties officeooo:rsid="00d7b8e8"/>
    </style:style>
    <style:style style:name="T55" style:family="text">
      <style:text-properties officeooo:rsid="00d8522c"/>
    </style:style>
    <style:style style:name="T56" style:family="text">
      <style:text-properties officeooo:rsid="00d99203"/>
    </style:style>
    <style:style style:name="T57" style:family="text">
      <style:text-properties officeooo:rsid="00da2290"/>
    </style:style>
    <style:style style:name="T58" style:family="text">
      <style:text-properties officeooo:rsid="00dcd152"/>
    </style:style>
    <style:style style:name="T59" style:family="text">
      <style:text-properties officeooo:rsid="00dd7cf2"/>
    </style:style>
    <style:style style:name="T60" style:family="text">
      <style:text-properties officeooo:rsid="00ddc2ed"/>
    </style:style>
    <style:style style:name="T61" style:family="text">
      <style:text-properties officeooo:rsid="00e1c67f"/>
    </style:style>
    <style:style style:name="T62" style:family="text">
      <style:text-properties officeooo:rsid="00e33782"/>
    </style:style>
    <style:style style:name="T63" style:family="text">
      <style:text-properties officeooo:rsid="00e97f4e"/>
    </style:style>
    <style:style style:name="T64" style:family="text">
      <style:text-properties officeooo:rsid="00eabe3f"/>
    </style:style>
    <style:style style:name="T65" style:family="text">
      <style:text-properties officeooo:rsid="00edeacb"/>
    </style:style>
    <style:style style:name="T66" style:family="text">
      <style:text-properties officeooo:rsid="00ee3bf3"/>
    </style:style>
    <style:style style:name="T67" style:family="text">
      <style:text-properties officeooo:rsid="00f0fa5d"/>
    </style:style>
    <style:style style:name="T68" style:family="text">
      <style:text-properties officeooo:rsid="00f42516"/>
    </style:style>
    <style:style style:name="T69" style:family="text">
      <style:text-properties officeooo:rsid="00f60075"/>
    </style:style>
    <style:style style:name="T70" style:family="text">
      <style:text-properties officeooo:rsid="00fae837"/>
    </style:style>
    <style:style style:name="T71" style:family="text">
      <style:text-properties officeooo:rsid="00fb3dbc"/>
    </style:style>
    <style:style style:name="T72" style:family="text">
      <style:text-properties officeooo:rsid="00fcd6ef"/>
    </style:style>
    <style:style style:name="T73" style:family="text">
      <style:text-properties officeooo:rsid="00fd369c"/>
    </style:style>
    <style:style style:name="T74" style:family="text">
      <style:text-properties officeooo:rsid="00fe0061"/>
    </style:style>
    <style:style style:name="T75" style:family="text">
      <style:text-properties officeooo:rsid="00ff20bb"/>
    </style:style>
    <style:style style:name="T76" style:family="text">
      <style:text-properties officeooo:rsid="00ffbb50"/>
    </style:style>
    <style:style style:name="T77" style:family="text">
      <style:text-properties officeooo:rsid="01016618"/>
    </style:style>
    <style:style style:name="T78" style:family="text">
      <style:text-properties officeooo:rsid="01038a67"/>
    </style:style>
    <style:style style:name="T79" style:family="text">
      <style:text-properties officeooo:rsid="0104f4d2"/>
    </style:style>
    <style:style style:name="T80" style:family="text">
      <style:text-properties officeooo:rsid="0105a15d"/>
    </style:style>
    <style:style style:name="T81" style:family="text">
      <style:text-properties officeooo:rsid="0106e986"/>
    </style:style>
    <style:style style:name="T82" style:family="text">
      <style:text-properties officeooo:rsid="01070b8a"/>
    </style:style>
    <style:style style:name="T83" style:family="text">
      <style:text-properties officeooo:rsid="0108d0ad"/>
    </style:style>
    <style:style style:name="T84" style:family="text">
      <style:text-properties officeooo:rsid="010a8311"/>
    </style:style>
    <style:style style:name="T85" style:family="text">
      <style:text-properties officeooo:rsid="010d60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граммный код летучий</text:p>
      <text:p text:style-name="P1"/>
      <text:p text:style-name="P2">Mobilis in mobile</text:p>
      <text:p text:style-name="P3"/>
      <text:p text:style-name="P3"/>
      <text:p text:style-name="P4"/>
      <text:p text:style-name="P6">Аннотация</text:p>
      <text:p text:style-name="P7">Статья описывает архитектуру, свойства, <text:span text:style-name="T14">достоинства</text:span> библиотеки <text:span text:style-name="T27">peacepie</text:span>, <text:span text:style-name="T14">реализующе</text:span><text:span text:style-name="T16">й</text:span><text:span text:style-name="T14"> систему акторов, загружаемых динамически, </text:span><text:span text:style-name="T15">во время выполнения,</text:span><text:span text:style-name="T14"> из внешних </text:span><text:span text:style-name="T16">библиотек. </text:span><text:span text:style-name="T49">Основное достоинство — легкость в распространении кода между </text:span><text:span text:style-name="T50">вычислительными единицами.</text:span><text:span text:style-name="T49"> </text:span><text:span text:style-name="T26">Проект </text:span><text:span text:style-name="T44">является </text:span><text:span text:style-name="T45">оупенсоурсным,</text:span><text:span text:style-name="T26"> находится в стадии разработки, состояние - минимально жизнеспособный продукт (англ. minimum viable product, MVP)</text:span><text:span text:style-name="T15">. </text:span><text:span text:style-name="T16">Описываемая архитектура может быть реализована на многих языках программирования, поэтому считаю, что статья может быть интересна широкому кругу разработчиков, а не только разработчикам Python, на </text:span><text:span text:style-name="T34">котором</text:span><text:span text:style-name="T16"> реализована библиотека. </text:span><text:span text:style-name="T17">Текст не содержит фрагментов кода, и в очень небольшой степени затрагивает вопросы специфичные для Python. </text:span><text:span text:style-name="T67">М</text:span><text:span text:style-name="T41">ое видение развития предполагает не только вертикальное развитие, когда добавляются все новые и новые функции, но и горизонтальное, подразумевающее разработку сопрягаемых библиотек для дру</text:span><text:span text:style-name="T42">гих языков. Необходимо быстрое прототипирование — используем Python, нужен максимум производительности — используем C++ или Rust. В свое время я даже переименовал свою библиотеку, </text:span><text:span text:style-name="T43">чтобы учесть такую возможность. Первоначально предполагалось название «peacepy» </text:span><text:span text:style-name="T78">(по аналогии с «numpy» - краткое и емкое имя)</text:span><text:span text:style-name="T43">, где слог «py» должен был подчеркивать отношение к Python, который был заменен на созвучный, но более нейтральный «pie».</text:span></text:p>
      <text:p text:style-name="P8"/>
      <text:p text:style-name="P5"/>
      <text:p text:style-name="P9">Введение</text:p>
      <text:p text:style-name="P10">Однажды мне случилось писать приложение, состоящее из ядра и системы плагинов. <text:span text:style-name="T3">Р</text:span><text:span text:style-name="T2">азработка </text:span><text:span text:style-name="T12">ядра</text:span><text:span text:style-name="T2"> велась </text:span><text:span text:style-name="T6">с</text:span><text:span text:style-name="T4"> использова</text:span><text:span text:style-name="T6">нием</text:span><text:span text:style-name="T4"> акторов. </text:span><text:span text:style-name="T7">Конкретная реализация акторов в контексте этой статьи несущественна, поэтому даже упоминать ее не будем.</text:span><text:span text:style-name="T3"> </text:span><text:span text:style-name="T2"><text:s/></text:span><text:span text:style-name="T1">До самого конца разработки присутствовали некоторые сомнения насчет архитектуры ядра </text:span><text:span text:style-name="T8">в определенных моментах</text:span><text:span text:style-name="T1">. Эти сомнения были разрешены самым прямолинейным способом, </text:span><text:span text:style-name="T8">были реализованы все приемлемые схемы, выбор той или иной схемы</text:span><text:span text:style-name="T5"> задавал</text:span><text:span text:style-name="T8">ся</text:span><text:span text:style-name="T5"> в конфигурационном файле. </text:span><text:span text:style-name="T9">Совпадение сразу трех обстоятельств, плагины, акторы и неопределенность с конфигурацией ядра, привело к рождению идеи <text:s/>- </text:span><text:span text:style-name="T10">формирова</text:span><text:span text:style-name="T34">ть</text:span><text:span text:style-name="T10"> приложения целиком из динамически загружаемых акторов </text:span><text:span text:style-name="T11">из внешних библиотек</text:span><text:span text:style-name="T10">. </text:span></text:p>
      <text:p text:style-name="P10"><text:span text:style-name="T11">Модель </text:span><text:span text:style-name="T26">чем-то </text:span><text:span text:style-name="T11">похожа на микросервисы, которые автономны в разработке, развертывании и в данных, но начинают работать как единая система при установлении связей между отдельными микросервисами. </text:span><text:span text:style-name="T19">Существенное</text:span><text:span text:style-name="T12"> отличие — </text:span><text:span text:style-name="T13">микросервисы запускаются в контексте операционной системы, </text:span><text:span text:style-name="T18">здесь же</text:span><text:span text:style-name="T13"> подразумевает</text:span><text:span text:style-name="T18">ся</text:span><text:span text:style-name="T13"> формирование совокупности взаимодействующих акторов внутри приложения, </text:span><text:span text:style-name="T47">хотя, как будет показано далее, ничто не мешает устанавливать связи между акторами, работающими в разных экземплярах приложения, </text:span><text:span text:style-name="T56">причем наполнение этих экземпляров акторами может быть </text:span><text:span text:style-name="T57">настолько</text:span><text:span text:style-name="T56"> раз</text:span><text:span text:style-name="T57">ным, что уместнее будет говорить о различных приложениях</text:span><text:span text:style-name="T13">. </text:span><text:span text:style-name="T57">А возможность перемещать акторы между приложениями заставляет говорить о распределенном приложении.</text:span></text:p>
      <text:p text:style-name="P11"><text:span text:style-name="T20">Спустя некоторое время встала задача написать небольшой конвертер данных на Python. </text:span><text:span text:style-name="T30">К</text:span><text:span text:style-name="T20"> тому времени о Python я ничего не знал, </text:span><text:span text:style-name="T25">выбор</text:span><text:span text:style-name="T20"> языка было внешним ограничением. После реализации задачи, раз уж вынужденно пришлось начать использовать Python, решил продолжить изучение. </text:span><text:span text:style-name="T21">В какой-то момент дошел до библиотеки asyncio. Известно, что</text:span><text:span text:style-name="T22"> теори</text:span><text:span text:style-name="T24">ю</text:span><text:span text:style-name="T22"> лучше совмещать с практикой. </text:span><text:span text:style-name="T21"><text:s/></text:span><text:span text:style-name="T22">Тут в памяти всплыла идея с акторами, </text:span><text:span text:style-name="T23">было решено попробовать ее реализовать </text:span><text:span text:style-name="T51">с помощью asyncio</text:span><text:span text:style-name="T23">.</text:span></text:p>
      <text:p text:style-name="P11"/>
      <text:p text:style-name="P12">Архитектура</text:p>
      <text:p text:style-name="P13">Кратко, <text:span text:style-name="T83">и немного упрощенно,</text:span> архитектуру библиотеки можно описать следующим образом: множество акторов, каждый в своей корутине, <text:span text:style-name="T71">в бесконечном цикле</text:span>, асинхронно читают, каждый из своей очереди, сообщения и обрабатывают их. <text:span text:style-name="T71">В</text:span> процессе обработки каждый актор может «отсылать» сообщения другим акторам, записывая создаваемые сообщения в соответствующие очереди. <text:span text:style-name="T70">А</text:span><text:span text:style-name="T48">ктор — объект, конструктор которого не содержит параметров, должен обязательно содержать поле adaptor, должен обязательно содержать асинхронный метод handle с единственным параметром, через который будет передаваться сообщение для обработки актором. </text:span><text:span text:style-name="T71">Как видим, актор не содержит ни очереди, ни механизма чтения из </text:span><text:span text:style-name="T83">нее</text:span><text:span text:style-name="T71">. Все это обеспечивает Адаптер - объект, который создается для каждого актора и ссылка на который записывается в поле adaptor актора. </text:span><text:span text:style-name="T72">Также адаптер обеспечивает </text:span><text:span text:style-name="T73">для актора доступ к множеству сервисных функций, таких как сериализация, </text:span><text:span text:style-name="T75">создание таймеров и тикеров</text:span><text:span text:style-name="T73">, выполнение внешних программ</text:span><text:span text:style-name="T74"> и тому подобное</text:span><text:span text:style-name="T73">. </text:span><text:span text:style-name="T77">Загрузкой, с</text:span><text:span text:style-name="T76">озданием, удалением, </text:span><text:span text:style-name="T77">перемещением акторов</text:span><text:span text:style-name="T76">, связыванием акторов и адаптеров, маршрутизацией сообщений, </text:span><text:span text:style-name="T80">а также предоставлением ряда сервисных функций (через адаптер), например, таких как послать сообщение или выполнить запрос,</text:span><text:span text:style-name="T76"> занимается Администратор. </text:span><text:span text:style-name="T82">Здесь и далее запросом будем называть сообщение, которое подразумевает обязательный ответ.</text:span><text:span text:style-name="T76"> </text:span><text:span text:style-name="T28">Администратор содержит множество дочерних объектов, </text:span><text:span text:style-name="T29">каждый из которых отвечает за свой участок работы, </text:span><text:span text:style-name="T30">но их совокупность мы можем трактовать как один комплексный объект. Администратор является актором, в том смысле, что ему тоже можно отправлять сообщения. </text:span><text:span text:style-name="T79">Разделение интерфейса на локальный (через адаптер) и удаленный (через сообщения) </text:span><text:span text:style-name="T80">продиктован характером задач. Например, создание тикера происходит локально (нет большого смысла запускать тикер где-то «далеко» от потребителя последовательности), а создание акторов </text:span><text:span text:style-name="T81">обязано быть доступно на всем поле вычислительных единиц, в противном случае мы не сможем утилизировать их вычислительные мощности, и поэтому выполняется через запрос.</text:span><text:span text:style-name="T30"> </text:span><text:span text:style-name="T31">В каждом из процессов создается свой администратор, </text:span><text:span text:style-name="T32">но только один администратор, тот который создается при запуске приложения в главном процессе, содержит объект для управления процессами. </text:span><text:span text:style-name="T33">Связь между администраторами из разных процессов </text:span><text:span text:style-name="T83">(в том числе на разных хостах)</text:span><text:span text:style-name="T33"> осуществляется через TCP каналы. </text:span><text:span text:style-name="T63">Несколько приложений запущенных как локально, так и на удаленных узлах можно объединить в распределенное приложение. Для этого одно из приложений в конфигурационн</text:span><text:span text:style-name="T64">ом</text:span><text:span text:style-name="T63"> файле назначается </text:span><text:span text:style-name="T64">главным, а все остальные — подчиненными. </text:span><text:span text:style-name="T65">А</text:span><text:span text:style-name="T64">рхитектура поддерживает интеграцию приложений запущенных </text:span><text:span text:style-name="T66">автономно, </text:span><text:span text:style-name="T64">в контейнерах, в качестве служб, что делает систему универсальной и адаптируемой под различные сценарии использования.</text:span></text:p>
      <text:p text:style-name="P14"/>
      <text:p text:style-name="P15"><text:soft-page-break/>Достоинства</text:p>
      <text:p text:style-name="P16"><text:span text:style-name="T60">Гибкость. </text:span>Акторы, реализованные во внешних библиотеках, демонстрируют необычайную подвижность благодаря своей изолированной природе. Поскольку библиотека представляет собой автономный модуль кода, её легко перемещать между различными процессами или даже узлами в распределённой системе. Это свойство делает актор<text:span text:style-name="T52">ы</text:span>, созданны<text:span text:style-name="T52">е</text:span> на основе таких библиотек, чрезвычайно гибкими и независимыми от конкретной среды выполнения. Актору не важно, где он находится — на локальной машине или удалённом сервере, — главное, чтобы он мог получать и обрабатывать сообщения, <text:span text:style-name="T53">лишь бы работала система маршрутизации. </text:span><text:span text:style-name="T54">В сочетании с возможностью выполнять команды операционной </text:span><text:span text:style-name="T55">системы прямо из </text:span><text:span text:style-name="T56">приложения </text:span><text:span text:style-name="T57">получаем даже избыточную по гибкости систему. </text:span></text:p>
      <text:p text:style-name="P17"><text:span text:style-name="T60">Простота. </text:span>Написать свой первый актор невероятно просто. Объявляем новый класс, конструктор без параметров, <text:span text:style-name="T58">объявляем </text:span>обязательное поле «adaptor», асинхронный метод «handle» <text:span text:style-name="T58">с единственным параметром для передачи сообщения, возвращающий True, если сообщение обработано. </text:span><text:span text:style-name="T59">Заворачиваем </text:span><text:span text:style-name="T60">в библиотеку, можно пользоваться.</text:span></text:p>
      <text:p text:style-name="P18"><text:span text:style-name="T60">Разрешение конфликтов. </text:span>В <text:span text:style-name="T60">Python невозможно загрузить несколько версий одной и той-же библиотеки, </text:span><text:span text:style-name="T68">поскольку учет загруженных пакетов ведется по имени пакета, а имя пакета у всех версий одинаковое. </text:span><text:span text:style-name="T69">Библиотека peacepie позволяет загрузить конкурирующие акторы (ссылающиеся на разные версии одного и того же пакета) в разные процессы, каждому из которых назначен свой отдельный путь к библиотекам.</text:span></text:p>
      <text:p text:style-name="P19">Готовность к <text:span text:style-name="T61">эре </text:span>искусственного интеллекта <text:span text:style-name="T61">(</text:span>ИИ<text:span text:style-name="T61">)</text:span>. Акторная модель оказывается чрезвычайно удобной для разработки <text:span text:style-name="T61">с помощью ИИ</text:span>, поскольку ИИ эффективно справляется с написанием небольших, изолированных фрагментов кода, таких как акторы. <text:span text:style-name="T61">На следующем шаге из уже готовых акторов ИИ может собрать микросервисы, из микросервисов - приложения. </text:span><text:span text:style-name="T62">Так устроены основы мира, из частиц собираются атомы, из атомов - молекулы, </text:span><text:span text:style-name="T84">из молекул - сложные соединения, а из них — вся материя, жизнь и разум</text:span><text:span text:style-name="T62">.</text:span></text:p>
      <text:p text:style-name="P20">Обычные преимущества модели акторов. </text:p>
      <text:p text:style-name="P21">Высокая параллельность – акторы работают независимо, минимизируя блокировки;</text:p>
      <text:p text:style-name="P22"><text:span text:style-name="T85">м</text:span>асштабируемость – легко распределять нагрузку между потоками/узлами;</text:p>
      <text:p text:style-name="P22"><text:span text:style-name="T85">и</text:span>золяция состояния – отсутствие общего состояния, нет гонок данных;</text:p>
      <text:p text:style-name="P22">отказоустойчивость - изоляци<text:span text:style-name="T85">я</text:span> сбоев;</text:p>
      <text:p text:style-name="P22"><text:span text:style-name="T85">п</text:span>ростота моделирования – интуитивное представление реальных процессов.</text:p>
      <text:p text:style-name="P22"/>
      <text:p text:style-name="P24">Извинения</text:p>
      <text:p text:style-name="P23">Приношу свои искренние извинения за несовершенство кода и общую сырость проекта. Изначально он задумывался как учебный и «однопользовательский», поэтому многие решения были сделаны по принципу «лишь бы работало» — без глубокой проработки архитектуры, документации и полноценного тестирования. Сейчас понимаю, что это создаёт трудности для восприятия и развития проекта, и работаю над исправлением этих недостатков. Благодарю за понимание и терпение!</text:p>
      <text:p text:style-name="P25"/>
      <text:p text:style-name="P25">Заключение</text:p>
      <text:p text:style-name="P26">У каждой статьи всегда есть какая-то цель. Здесь хотелось бы явно сформулировать цели текущей статьи. </text:p>
      <text:p text:style-name="P27">Самая главная цель — попытаться найти единомышленников, <text:span text:style-name="T35">с кем можно было бы продолж</text:span><text:span text:style-name="T36">и</text:span><text:span text:style-name="T35">ть разработку продукта. </text:span><text:span text:style-name="T37">DeepSeek отлично сформулировал идею по моему корявому </text:span><text:span text:style-name="T38">запросу, поэтому просто процитирую его текст: «При разработке программного продукта каждая реализованная функция или решенная задача становится не просто финишной чертой, а отправной точкой для новых идей и возможностей. Это напоминает круг познания: чем больше мы узнаем и создаем, тем шире становится горизонт неизведанного. Каждый шаг вперед открывает новые перспективы, словно раздвигая границы того, что казалось пределом. Таким образом, процесс разработки превращается в бесконечное путешествие, где каждая достигнутая вершина становится началом нового восхождения.» </text:span><text:span text:style-name="T39">Если кратко, то я разуверился в том, что мне удастся одному довести проект до <text:s/></text:span><text:span text:style-name="T40">состояния, когда он станет привлекательным для широкого круга разработчиков, слишком много еще надо сделать, </text:span><text:span text:style-name="T43">тем более </text:span><text:span text:style-name="T40">идеология Python предполагает, что «батарейки должны быть в комплекте». </text:span></text:p>
      <text:p text:style-name="P28">Еще одна цель — получить реакцию сообщества. При разработке нового программного продукта важно как можно раньше получить обратную связь, поскольку человеку свойственно субъективное восприятие, особенно когда речь идет о результатах собственной деятельности. Кроме того, поддержка и участие пользователей в обсуждениях способствуют популяризации проекта, привлекая новых разработчиков и единомышленников, что особенно важно для <text:span text:style-name="T44">оупенсоурсных</text:span> решений.</text:p>
      <text:p text:style-name="P29">И, наконец, последняя цель — демонстрация уникальных особенностей продукта, сочетающего в себе <text:span text:style-name="T46">гибкость, производительность и простоту использования.</text:span></text:p>
      <text:p text:style-name="P30"/>
      <text:p text:style-name="P24">Ссылки и контакты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09:26:33.364644789</meta:creation-date>
    <dc:date>2025-03-26T14:29:55.121834507</dc:date>
    <meta:editing-duration>PT21H48M47S</meta:editing-duration>
    <meta:editing-cycles>113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1335" meta:character-count="10546" meta:non-whitespace-character-count="9214"/>
  </office:meta>
</office:document-meta>
</file>